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9c78" officeooo:paragraph-rsid="00159c78"/>
    </style:style>
    <style:style style:name="P2" style:family="paragraph" style:parent-style-name="Standard">
      <style:text-properties officeooo:paragraph-rsid="00159c78"/>
    </style:style>
    <style:style style:name="T1" style:family="text">
      <style:text-properties officeooo:rsid="00159c7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ligatorisk oppgave 2 – Anvendt AI</text:p>
      <text:p text:style-name="P1"/>
      <text:p text:style-name="P1">Valgt oppgave:</text:p>
      <text:p text:style-name="Standard"><text:tab/>Benytt en kombinasjon av forskjellige AI-verktøy (Språkmodell, Bildegenerering og <text:tab/>Kodeverktøy) for å lage en komplett nettside. </text:p>
      <text:p text:style-name="Standard"/>
      <text:p text:style-name="P1">Krav:</text:p>
      <text:p text:style-name="P1"><text:tab/>- Bruk minst 2 GenAI verktøy</text:p>
      <text:p text:style-name="P1"><text:tab/><text:tab/>chatGPT og Leonardo</text:p>
      <text:p text:style-name="P1"/>
      <text:p text:style-name="P2"><text:span text:style-name="T1"><text:tab/>- </text:span>kort rapport som inneholder arbeidet du har gjort med AI-verktøyene, prompts, hvilke <text:tab/>verktøy som er benyttet og eventuelt annet du har måtte gjøre for å få ferdig produktet</text:p>
      <text:p text:style-name="P2"><text:tab/>Bruk gjerne skjermbilder, chat logger og lignende for å illustrere arbeidet du har gjort.  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zxx" fo:country="none" style:font-name-asian="Segoe UI" style:font-size-asian="12pt" style:language-asian="zxx" style:country-asian="none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23T04:53:52.026000000</dc:date>
    <meta:editing-duration>PT1H1M50S</meta:editing-duration>
    <meta:editing-cycles>1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8" meta:word-count="76" meta:character-count="502" meta:non-whitespace-character-count="422"/>
  </office:meta>
</office:document-meta>
</file>